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normal" style:font-weight-asian="normal" style:font-weight-complex="normal"/>
    </style:style>
    <style:style style:name="P6" style:family="paragraph" style:parent-style-name="List_20_Paragraph" style:list-style-name="WWNum1">
      <style:text-properties fo:font-weight="normal" officeooo:paragraph-rsid="00054105" style:font-weight-asian="normal" style:font-weight-complex="normal"/>
    </style:style>
    <style:style style:name="P7" style:family="paragraph" style:parent-style-name="List_20_Paragraph" style:list-style-name="WWNum1">
      <style:text-properties fo:font-weight="normal" officeooo:rsid="00054105" officeooo:paragraph-rsid="00054105" style:font-weight-asian="normal" style:font-weight-complex="normal"/>
    </style:style>
    <style:style style:name="T1" style:family="text">
      <style:text-properties style:font-name="Cambria" fo:font-size="16pt" style:font-name-asian="Cambria1" style:font-size-asian="16pt" style:font-name-complex="Cambria1" style:font-size-complex="16pt"/>
    </style:style>
    <style:style style:name="T2" style:family="text">
      <style:text-properties style:font-name="Cambria" fo:font-size="14pt" style:font-name-asian="Cambria1" style:font-size-asian="14pt" style:font-name-complex="Cambria1"/>
    </style:style>
    <style:style style:name="T3" style:family="text">
      <style:text-properties style:font-name="Cambria" fo:font-size="14pt" style:font-name-asian="Cambria1" style:font-size-asian="14pt" style:font-name-complex="Cambria1" style:font-size-complex="14pt"/>
    </style:style>
    <style:style style:name="T4" style:family="text">
      <style:text-properties style:font-name="Cambria" style:font-name-asian="Cambria1" style:font-name-complex="Cambri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st of Assumptions</text:span></text:p>
      <text:p text:style-name="P3"><text:span text:style-name="T3">Geo-Seek: a GPS “hide-and-seek” app</text:span><text:span text:style-name="T4"> </text:span><text:span text:style-name="T3">for Android</text:span><text:span text:style-name="T4">.</text:span></text:p>
      <text:p text:style-name="P3"><text:span text:style-name="T4">Alexa LaMontagne, Andy Santiago, Bryan Bradley, Jonathan Green</text:span></text:p>
      <text:p text:style-name="P3"><text:span text:style-name="T4">September 22, 2015</text:span></text:p>
      <text:p text:style-name="P3"><text:span text:style-name="T4">CS377</text:span></text:p>
      <text:p text:style-name="P2"/>
      <text:list xml:id="list3285922752635128715" text:style-name="WWNum1">
        <text:list-item>
          <text:p text:style-name="P6"><text:span text:style-name="T2">All GeoSeek Users have Android smartphones capable with the minimum requirements (running Android 4.4). All Android smartphones used by GeoSeek Users have cameras.</text:span></text:p>
        </text:list-item>
        <text:list-item>
          <text:p text:style-name="P6"><text:span text:style-name="T2">GeoSeek Users have smartphones that can capture Photo(s) during GeoSeek gameplay.</text:span></text:p>
        </text:list-item>
        <text:list-item>
          <text:p text:style-name="P5"><text:span text:style-name="T2">Some GeoSeek Users will play anonymously (non-Guild) play. All Geo-Seek Users capable of anonymous play are able to join a GeoSeek Guild.</text:span></text:p>
        </text:list-item>
        <text:list-item>
          <text:p text:style-name="P6"><text:span text:style-name="T2">GeoSeek Users can join more than one Guild.</text:span></text:p>
        </text:list-item>
        <text:list-item>
          <text:p text:style-name="P7"><text:span text:style-name="T2">Users can only play in one GameSession at a time. </text:span></text:p>
        </text:list-item>
        <text:list-item>
          <text:p text:style-name="P7"><text:span text:style-name="T2">Guild vs. Guild is not supported. Guild statistics are tracked based on the results of GeoSeek Users that compete in a GameSessi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text-align="start" style:justify-single-word="false" fo:orphans="2" fo:widows="2" style:writing-mode="lr-tb"/>
      <style:text-properties fo:color="#000000" style:font-name="Verdana" fo:font-family="Verdana" style:font-family-generic="roman" style:font-pitch="variable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reen</meta:initial-creator>
    <meta:editing-cycles>3</meta:editing-cycles>
    <meta:creation-date>2015-10-15T00:42:00</meta:creation-date>
    <dc:date>2015-10-18T18:40:38.455151132</dc:date>
    <meta:editing-duration>PT4M40S</meta:editing-duration>
    <meta:generator>LibreOffice/4.4.5.2$Linux_X86_64 LibreOffice_project/40$Build-2</meta:generator>
    <meta:document-statistic meta:table-count="0" meta:image-count="0" meta:object-count="0" meta:page-count="1" meta:paragraph-count="11" meta:word-count="124" meta:character-count="769" meta:non-whitespace-character-count="6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